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:</text:p>
      <text:list xml:id="list2143463458518412462" text:style-name="L1">
        <text:list-item>
          <text:p text:style-name="P3">Networking</text:p>
        </text:list-item>
        <text:list-item>
          <text:p text:style-name="P8">Game World</text:p>
        </text:list-item>
        <text:list-item>
          <text:p text:style-name="P3">Dungeon Master commands (map/player edit, events)</text:p>
        </text:list-item>
        <text:list-item>
          <text:p text:style-name="P3">Send text to all Clients</text:p>
        </text:list-item>
      </text:list>
      <text:p text:style-name="P2"><text:tab/><text:span text:style-name="T2">Game World:</text:span></text:p>
      <text:list xml:id="list6398409428342331026" text:style-name="L2">
        <text:list-item>
          <text:p text:style-name="P4">Grid system (tile size 60x60)</text:p>
        </text:list-item>
        <text:list-item>
          <text:p text:style-name="P4">Terrain types</text:p>
        </text:list-item>
        <text:list-item>
          <text:p text:style-name="P9">Players</text:p>
        </text:list-item>
        <text:list-item>
          <text:p text:style-name="P4">Saving/Loading of areas</text:p>
        </text:list-item>
      </text:list>
      <text:p text:style-name="P2"><text:tab/><text:tab/><text:span text:style-name="T2">Player:</text:span></text:p>
      <text:list xml:id="list8549113951385914294" text:style-name="L3">
        <text:list-item>
          <text:p text:style-name="P5">Stats</text:p>
        </text:list-item>
      </text:list>
      <text:list xml:id="list5780558341596637329" text:style-name="L4">
        <text:list-item>
          <text:p text:style-name="P6">Equipment</text:p>
        </text:list-item>
        <text:list-item>
          <text:p text:style-name="P6">Abilities</text:p>
        </text:list-item>
        <text:list-item>
          <text:p text:style-name="P6">Commands (Use ability/item, move one square in any direction)</text:p>
        </text:list-item>
        <text:list-item>
          <text:p text:style-name="P6">Img size 40x40</text:p>
        </text:list-item>
      </text:list>
      <text:p text:style-name="P2"/>
      <text:p text:style-name="P1">Client:</text:p>
      <text:list xml:id="list7123835655176811458" text:style-name="L5">
        <text:list-item>
          <text:p text:style-name="P7">Networking</text:p>
        </text:list-item>
        <text:list-item>
          <text:p text:style-name="P7">Map display</text:p>
        </text:list-item>
        <text:list-item>
          <text:p text:style-name="P7">Send text to Ser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chaz</meta:initial-creator>
    <meta:creation-date>2014-06-18T11:03:27.18</meta:creation-date>
    <meta:generator>OpenOffice/4.0.0$Win32 OpenOffice.org_project/400m3$Build-9702</meta:generator>
    <dc:date>2014-06-18T22:00:08.85</dc:date>
    <dc:creator>Daniel Bechaz</dc:creator>
    <meta:editing-duration>PT57M36S</meta:editing-duration>
    <meta:editing-cycles>14</meta:editing-cycles>
    <meta:document-statistic meta:table-count="0" meta:image-count="0" meta:object-count="0" meta:page-count="1" meta:paragraph-count="20" meta:word-count="68" meta:character-count="354"/>
  </office:meta>
</office:document-meta>
</file>